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none" fo:font-weight="bold" officeooo:rsid="001eef49" officeooo:paragraph-rsid="001eef49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style:text-underline-style="none" fo:font-weight="normal" officeooo:rsid="001eef49" officeooo:paragraph-rsid="001eef49" style:font-size-asian="10.5pt" style:font-weight-asian="normal" style:font-size-complex="12pt" style:font-weight-complex="normal"/>
    </style:style>
    <style:style style:name="T1" style:family="text">
      <style:text-properties officeooo:rsid="002063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 – PICK UP WHERE LEFT OFF</text:p>
      <text:p text:style-name="P1"/>
      <text:p text:style-name="P2">Here is list I've been going over with you <text:s/>in other chat sessions. <text:s/>This list contains the instructions that you must follow as we tackle the task at hand. Remember, I want to learn. You can provide answers, but challenge me if it is necessary for learning. I gain knowledge of, best practices, and how to build this app out, so that potential employers can be confident that I'm the guy for the job.<text:line-break/>Here is that list and its instructions for you:</text:p>
      <text:p text:style-name="P2">{</text:p>
      <text:p text:style-name="P2"/>
      <text:p text:style-name="P2">}</text:p>
      <text:p text:style-name="P2"/>
      <text:p text:style-name="P2">Here is the current [section] directory, <text:span text:style-name="T1">only </text:span>showing [x] levels</text:p>
      <text:p text:style-name="P2">{</text:p>
      <text:p text:style-name="P2"/>
      <text:p text:style-name="P2">}</text:p>
      <text:p text:style-name="P2"/>
      <text:p text:style-name="P2">Here is what [file] looks like right now:</text:p>
      <text:p text:style-name="P2">{</text:p>
      <text:p text:style-name="P2"/>
      <text:p text:style-name="P2">}<text:line-break/><text:line-break/>We are going to start on:<text:line-break/>[SN] [title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18:37:33.609417218</meta:creation-date>
    <dc:date>2023-12-29T18:44:15.710905794</dc:date>
    <meta:editing-duration>PT6M4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21" meta:character-count="629" meta:non-whitespace-character-count="514"/>
  </office:meta>
</office:document-meta>
</file>